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span text:style-name="T2">t</text:span><text:span text:style-name="T1">hingSoC </text:span><text:span text:style-name="T3">GROVEY_GPIO</text:span><text:span text:style-name="T1"> Board<text:line-break/><text:line-break/></text:span>Thank you for purchas<text:span text:style-name="T4">ing</text:span> a TSOC_GROVEY_GPIO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GPIO</text:a><text:line-break/>It has complete instructions and examples <text:span text:style-name="T5">to </text:span>download.<text:line-break/></text:p>
      <text:p text:style-name="P2"/>
      <text:p text:style-name="P2"/>
      <text:p text:style-name="P2"/>
      <text:p text:style-name="P4"><text:span text:style-name="T2">t</text:span><text:span text:style-name="T1">hingSoC GROVEY_GPIO Board<text:line-break/><text:line-break/></text:span>Thank you for purchas<text:span text:style-name="T4">ing</text:span> a TSOC_GROVEY_GPIO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GPIO</text:a><text:line-break/>It has complete instructions and examples <text:span text:style-name="T5">to </text:span>download.</text:p>
      <text:p text:style-name="P4"/>
      <text:p text:style-name="P4"/>
      <text:p text:style-name="P4"/>
      <text:p text:style-name="P4"/>
      <text:p text:style-name="P4"><text:span text:style-name="T2">t</text:span><text:span text:style-name="T1">hingSoC GROVEY_GPIO Board<text:line-break/><text:line-break/></text:span>Thank you for purchas<text:span text:style-name="T4">ing</text:span> a TSOC_GROVEY_GPIO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GPIO</text:a><text:line-break/>It has complete instructions and examples <text:span text:style-name="T5">to </text:span>download.</text:p>
      <text:p text:style-name="P4"/>
      <text:p text:style-name="P4"/>
      <text:p text:style-name="P4"/>
      <text:p text:style-name="P4"/>
      <text:p text:style-name="P4"><text:span text:style-name="T2">t</text:span><text:span text:style-name="T1">hingSoC GROVEY_GPIO Board<text:line-break/><text:line-break/></text:span>Thank you for purchas<text:span text:style-name="T4">ing</text:span> a TSOC_GROVEY_GPIO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GPIO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20:04:06.507000000</dc:date>
    <meta:editing-duration>PT21M14S</meta:editing-duration>
    <meta:editing-cycles>8</meta:editing-cycles>
    <meta:generator>LibreOffice/4.3.5.2$Windows_x86 LibreOffice_project/3a87456aaa6a95c63eea1c1b3201acedf0751bd5</meta:generator>
    <meta:print-date>2017-02-28T09:07:23.758000000</meta:print-date>
    <meta:document-statistic meta:table-count="0" meta:image-count="0" meta:object-count="0" meta:page-count="1" meta:paragraph-count="4" meta:word-count="108" meta:character-count="885" meta:non-whitespace-character-count="772"/>
  </office:meta>
</office:document-meta>
</file>